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Heading_20_2">
      <style:paragraph-properties fo:line-height="115%" style:writing-mode="page"/>
    </style:style>
    <style:style style:name="P3" style:family="paragraph" style:parent-style-name="Heading_20_1">
      <style:paragraph-properties fo:line-height="115%" style:writing-mode="page"/>
    </style:style>
    <style:style style:name="T1" style:family="text">
      <style:text-properties fo:color="#00008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ΠΡΟΣ ΘΕΣΣΑΛΟΝΙΚΕΙΣ Α</text:h>
      <text:p text:style-name="P1"/>
      <text:h text:style-name="P2" text:outline-level="2">1</text:h>
      <text:p text:style-name="P1"/>
      <text:p text:style-name="P1"><text:tab/><text:span text:style-name="T1">1</text:span> Παῦλος καὶ Σιλουανὸς καὶ Τιμόθεος τῇ ἐκκλησίᾳ Θεσσαλονικέων ἐν Θεῷ Πατρὶ καὶ Κυρίῳ Ἰησοῦ Χριστῷ· χάρις ὑμῖν καὶ εἰρήνη.</text:p>
      <text:p text:style-name="P1"><text:tab/><text:span text:style-name="T1">2</text:span> Εὐχαριστοῦμεν τῷ Θεῷ πάντοτε περὶ πάντων ὑμῶν, μνείαν ποιούμενοι ἐπὶ τῶν προσευχῶν ἡμῶν, ἀδιαλείπτως <text:span text:style-name="T1">3</text:span> μνημονεύοντες ὑμῶν τοῦ ἔργου τῆς πίστεως καὶ τοῦ κόπου τῆς ἀγάπης καὶ τῆς ὑπομονῆς τῆς ἐλπίδος τοῦ Κυρίου ἡμῶν Ἰησοῦ Χριστοῦ ἔμπροσθεν τοῦ Θεοῦ καὶ Πατρὸς ἡμῶν, <text:span text:style-name="T1">4</text:span> εἰδότες, ἀδελφοὶ ἠγαπημένοι ὑπὸ τοῦ Θεοῦ, τὴν ἐκλογὴν ὑμῶν, <text:span text:style-name="T1">5</text:span> ὅτι τὸ εὐαγγέλιον ἡμῶν οὐκ ἐγενήθη εἰς ὑμᾶς ἐν λόγῳ μόνον, ἀλλὰ καὶ ἐν δυνάμει καὶ ἐν Πνεύματι Ἁγίῳ καὶ πληροφορίᾳ πολλῇ, καθὼς οἴδατε οἷοι ἐγενήθημεν ἐν ὑμῖν δι’ ὑμᾶς. <text:span text:style-name="T1">6</text:span> καὶ ὑμεῖς μιμηταὶ ἡμῶν ἐγενήθητε καὶ τοῦ Κυρίου, δεξάμενοι τὸν λόγον ἐν θλίψει πολλῇ μετὰ χαρᾶς Πνεύματος Ἁγίου, <text:span text:style-name="T1">7</text:span> ὥστε γενέσθαι ὑμᾶς τύπον πᾶσιν τοῖς πιστεύουσιν ἐν τῇ Μακεδονίᾳ καὶ ἐν τῇ Ἀχαΐᾳ. <text:span text:style-name="T1">8</text:span> ἀφ’ ὑμῶν γὰρ ἐξήχηται ὁ λόγος τοῦ Κυρίου οὐ μόνον ἐν τῇ Μακεδονίᾳ καὶ Ἀχαΐᾳ, ἀλλ’ ἐν παντὶ τόπῳ ἡ πίστις ὑμῶν ἡ πρὸς τὸν Θεὸν ἐξελήλυθεν, ὥστε μὴ χρείαν ἔχειν ἡμᾶς λαλεῖν τι· <text:span text:style-name="T1">9</text:span> αὐτοὶ γὰρ περὶ ἡμῶν ἀπαγγέλλουσιν ὁποίαν εἴσοδον ἔσχομεν πρὸς ὑμᾶς, καὶ πῶς ἐπεστρέψατε πρὸς τὸν Θεὸν ἀπὸ τῶν εἰδώλων δουλεύειν Θεῷ ζῶντι καὶ ἀληθινῷ, <text:span text:style-name="T1">10</text:span> καὶ ἀναμένειν τὸν Υἱὸν αὐτοῦ ἐκ τῶν οὐρανῶν, ὃν ἤγειρεν ἐκ τῶν νεκρῶν, Ἰησοῦν τὸν ῥυόμενον ἡμᾶς ἐκ τῆς ὀργῆς τῆς ἐρχομένης.</text:p>
      <text:p text:style-name="P1"><text:soft-page-break/></text:p>
      <text:h text:style-name="P2" text:outline-level="2">2</text:h>
      <text:p text:style-name="P1"/>
      <text:p text:style-name="P1"><text:tab/><text:span text:style-name="T1">1</text:span> Αὐτοὶ γὰρ οἴδατε, ἀδελφοί, τὴν εἴσοδον ἡμῶν τὴν πρὸς ὑμᾶς, ὅτι οὐ κενὴ γέγονεν, <text:span text:style-name="T1">2</text:span> ἀλλὰ προπαθόντες καὶ ὑβρισθέντες καθὼς οἴδατε ἐν Φιλίπποις ἐπαρρησιασάμεθα ἐν τῷ Θεῷ ἡμῶν λαλῆσαι πρὸς ὑμᾶς τὸ εὐαγγέλιον τοῦ Θεοῦ ἐν πολλῷ ἀγῶνι. <text:span text:style-name="T1">3</text:span> ἡ γὰρ παράκλησις ἡμῶν οὐκ ἐκ πλάνης οὐδὲ ἐξ ἀκαθαρσίας οὐδὲ ἐν δόλῳ, <text:span text:style-name="T1">4</text:span> ἀλλὰ καθὼς δεδοκιμάσμεθα ὑπὸ τοῦ Θεοῦ πιστευθῆναι τὸ εὐαγγέλιον οὕτως λαλοῦμεν, οὐχ ὡς ἀνθρώποις ἀρέσκοντες, ἀλλὰ Θεῷ τῷ <text:span text:style-name="T2">δοκιμάζοντι τὰς καρδίας</text:span> ἡμῶν. <text:span text:style-name="T1">5</text:span> οὔτε γάρ ποτε ἐν λόγῳ κολακίας ἐγενήθημεν, καθὼς οἴδατε, οὔτε ἐν προφάσει πλεονεξίας, Θεὸς μάρτυς, <text:span text:style-name="T1">6</text:span> οὔτε ζητοῦντες ἐξ ἀνθρώπων δόξαν, οὔτε ἀφ’ ὑμῶν οὔτε ἀπ’ ἄλλων, <text:span text:style-name="T1">7</text:span> δυνάμενοι ἐν βάρει εἶναι ὡς Χριστοῦ ἀπόστολοι· ἀλλὰ ἐγενήθημεν ἤπιοι ἐν μέσῳ ὑμῶν, ὡς ἐὰν τροφὸς θάλπῃ τὰ ἑαυτῆς τέκνα· <text:span text:style-name="T1">8</text:span> οὕτως ὁμειρόμενοι ὑμῶν εὐδοκοῦμεν μεταδοῦναι ὑμῖν οὐ μόνον τὸ εὐαγγέλιον τοῦ Θεοῦ ἀλλὰ καὶ τὰς ἑαυτῶν ψυχάς, διότι ἀγαπητοὶ ἡμῖν ἐγενήθητε. <text:span text:style-name="T1">9</text:span> μνημονεύετε γάρ, ἀδελφοί, τὸν κόπον ἡμῶν καὶ τὸν μόχθον· νυκτὸς καὶ ἡμέρας ἐργαζόμενοι πρὸς τὸ μὴ ἐπιβαρῆσαί τινα ὑμῶν ἐκηρύξαμεν εἰς ὑμᾶς τὸ εὐαγγέλιον τοῦ Θεοῦ. <text:span text:style-name="T1">10</text:span> ὑμεῖς μάρτυρες καὶ ὁ Θεός, ὡς ὁσίως καὶ δικαίως καὶ ἀμέμπτως ὑμῖν τοῖς πιστεύουσιν ἐγενήθημεν, <text:span text:style-name="T1">11</text:span> καθάπερ οἴδατε ὡς ἕνα ἕκαστον ὑμῶν ὡς πατὴρ τέκνα ἑαυτοῦ <text:span text:style-name="T1">12</text:span> παρακαλοῦντες ὑμᾶς καὶ παραμυθούμενοι καὶ μαρτυρόμενοι εἰς τὸ περιπατεῖν ὑμᾶς ἀξίως τοῦ Θεοῦ τοῦ καλοῦντος ὑμᾶς εἰς τὴν ἑαυτοῦ βασιλείαν καὶ δόξαν.</text:p>
      <text:p text:style-name="P1"><text:tab/><text:span text:style-name="T1">13</text:span> Καὶ διὰ τοῦτο καὶ ἡμεῖς εὐχαριστοῦμεν τῷ Θεῷ <text:soft-page-break/>ἀδιαλείπτως, ὅτι παραλαβόντες λόγον ἀκοῆς παρ’ ἡμῶν τοῦ Θεοῦ ἐδέξασθε οὐ λόγον ἀνθρώπων ἀλλὰ καθὼς ἀληθῶς ἐστὶν λόγον Θεοῦ, ὃς καὶ ἐνεργεῖται ἐν ὑμῖν τοῖς πιστεύουσιν. <text:span text:style-name="T1">14</text:span> ὑμεῖς γὰρ μιμηταὶ ἐγενήθητε, ἀδελφοί, τῶν ἐκκλησιῶν τοῦ Θεοῦ τῶν οὐσῶν ἐν τῇ Ἰουδαίᾳ ἐν Χριστῷ Ἰησοῦ, ὅτι τὰ αὐτὰ ἐπάθετε καὶ ὑμεῖς ὑπὸ τῶν ἰδίων συμφυλετῶν, καθὼς καὶ αὐτοὶ ὑπὸ τῶν Ἰουδαίων, <text:span text:style-name="T1">15</text:span> τῶν καὶ τὸν Κύριον ἀποκτεινάντων Ἰησοῦν καὶ τοὺς προφήτας καὶ ἡμᾶς ἐκδιωξάντων, καὶ Θεῷ μὴ ἀρεσκόντων, καὶ πᾶσιν ἀνθρώποις ἐναντίων, <text:span text:style-name="T1">16</text:span> κωλυόντων ἡμᾶς τοῖς ἔθνεσιν λαλῆσαι ἵνα σωθῶσιν, εἰς τὸ <text:span text:style-name="T2">ἀναπληρῶσαι</text:span> αὐτῶν <text:span text:style-name="T2">τὰς ἁμαρτίας</text:span> πάντοτε. ἔφθασεν δὲ ἐπ’ αὐτοὺς ἡ ὀργὴ εἰς τέλος.</text:p>
      <text:p text:style-name="P1"><text:span text:style-name="T1"><text:tab/>17</text:span> Ἡμεῖς δέ, ἀδελφοί, ἀπορφανισθέντες ἀφ’ ὑμῶν πρὸς καιρὸν ὥρας προσώπῳ οὐ καρδίᾳ, περισσοτέρως ἐσπουδάσαμεν τὸ πρόσωπον ὑμῶν ἰδεῖν ἐν πολλῇ ἐπιθυμίᾳ. <text:span text:style-name="T1">18</text:span> διότι ἠθελήσαμεν ἐλθεῖν πρὸς ὑμᾶς, ἐγὼ μὲν Παῦλος καὶ ἅπαξ καὶ δίς, καὶ ἐνέκοψεν ἡμᾶς ὁ Σατανᾶς. <text:span text:style-name="T1">19</text:span> τίς γὰρ ἡμῶν ἐλπὶς ἢ χαρὰ ἢ στέφανος καυχήσεως— ἢ οὐχὶ καὶ ὑμεῖς— ἔμπροσθεν τοῦ Κυρίου ἡμῶν Ἰησοῦ ἐν τῇ αὐτοῦ παρουσίᾳ; <text:span text:style-name="T1">20</text:span> ὑμεῖς γάρ ἐστε ἡ δόξα ἡμῶν καὶ ἡ χαρά.</text:p>
      <text:p text:style-name="P1"/>
      <text:h text:style-name="P2" text:outline-level="2">3</text:h>
      <text:p text:style-name="P1"/>
      <text:p text:style-name="P1"><text:span text:style-name="T1">1</text:span> Διὸ μηκέτι στέγοντες ηὐδοκήσαμεν καταλειφθῆναι ἐν Ἀθήναις μόνοι, <text:span text:style-name="T1">2</text:span> καὶ ἐπέμψαμεν Τιμόθεον, τὸν ἀδελφὸν ἡμῶν καὶ διάκονον τοῦ Θεοῦ ἐν τῷ εὐαγγελίῳ τοῦ Χριστοῦ, εἰς τὸ στηρίξαι ὑμᾶς καὶ παρακαλέσαι ὑπὲρ τῆς πίστεως ὑμῶν <text:span text:style-name="T1">3</text:span> τὸ μηδένα σαίνεσθαι ἐν ταῖς θλίψεσιν ταύταις. αὐτοὶ γὰρ οἴδατε ὅτι εἰς τοῦτο κείμεθα· <text:span text:style-name="T1">4</text:span> καὶ γὰρ ὅτε πρὸς ὑμᾶς ἦμεν, <text:soft-page-break/>προελέγομεν ὑμῖν ὅτι μέλλομεν θλίβεσθαι, καθὼς καὶ ἐγένετο καὶ οἴδατε. <text:span text:style-name="T1">5</text:span> διὰ τοῦτο κἀγὼ μηκέτι στέγων ἔπεμψα εἰς τὸ γνῶναι τὴν πίστιν ὑμῶν, μή πως ἐπείρασεν ὑμᾶς ὁ πειράζων καὶ εἰς κενὸν γένηται ὁ κόπος ἡμῶν. <text:span text:style-name="T1">6</text:span> Ἄρτι δὲ ἐλθόντος Τιμοθέου πρὸς ἡμᾶς ἀφ’ ὑμῶν καὶ εὐαγγελισαμένου ἡμῖν τὴν πίστιν καὶ τὴν ἀγάπην ὑμῶν, καὶ ὅτι ἔχετε μνείαν ἡμῶν ἀγαθὴν πάντοτε, ἐπιποθοῦντες ἡμᾶς ἰδεῖν καθάπερ καὶ ἡμεῖς ὑμᾶς, <text:span text:style-name="T1">7</text:span> διὰ τοῦτο παρεκλήθημεν, ἀδελφοί, ἐφ’ ὑμῖν ἐπὶ πάσῃ τῇ ἀνάγκῃ καὶ θλίψει ἡμῶν διὰ τῆς ὑμῶν πίστεως, <text:span text:style-name="T1">8</text:span> ὅτι νῦν ζῶμεν ἐὰν ὑμεῖς στήκετε ἐν Κυρίῳ. <text:span text:style-name="T1">9</text:span> τίνα γὰρ εὐχαριστίαν δυνάμεθα τῷ Θεῷ ἀνταποδοῦναι περὶ ὑμῶν ἐπὶ πάσῃ τῇ χαρᾷ ᾗ χαίρομεν δι’ ὑμᾶς ἔμπροσθεν τοῦ Θεοῦ ἡμῶν, <text:span text:style-name="T1">10</text:span> νυκτὸς καὶ ἡμέρας ὑπερεκπερισσοῦ δεόμενοι εἰς τὸ ἰδεῖν ὑμῶν τὸ πρόσωπον καὶ καταρτίσαι τὰ ὑστερήματα τῆς πίστεως ὑμῶν; <text:span text:style-name="T1">11</text:span> Αὐτὸς δὲ ὁ Θεὸς καὶ Πατὴρ ἡμῶν καὶ ὁ Κύριος ἡμῶν Ἰησοῦς κατευθύναι τὴν ὁδὸν ἡμῶν πρὸς ὑμᾶς· <text:span text:style-name="T1">12</text:span> ὑμᾶς δὲ ὁ Κύριος πλεονάσαι καὶ περισσεύσαι τῇ ἀγάπῃ εἰς ἀλλήλους καὶ εἰς πάντας, καθάπερ καὶ ἡμεῖς εἰς ὑμᾶς, <text:span text:style-name="T1">13</text:span> εἰς τὸ στηρίξαι ὑμῶν τὰς καρδίας ἀμέμπτους ἐν ἁγιωσύνῃ ἔμπροσθεν τοῦ Θεοῦ καὶ πατρὸς ἡμῶν ἐν τῇ παρουσίᾳ τοῦ Κυρίου ἡμῶν Ἰησοῦ μετὰ πάντων τῶν ἁγίων αὐτοῦ.</text:p>
      <text:p text:style-name="P1"/>
      <text:h text:style-name="P2" text:outline-level="2">4</text:h>
      <text:p text:style-name="P1"/>
      <text:p text:style-name="P1"><text:tab/><text:span text:style-name="T1">1</text:span> Λοιπὸν οὖν, ἀδελφοί, ἐρωτῶμεν ὑμᾶς καὶ παρακαλοῦμεν ἐν Κυρίῳ Ἰησοῦ, ἵνα καθὼς παρελάβετε παρ’ ἡμῶν τὸ πῶς δεῖ ὑμᾶς περιπατεῖν καὶ ἀρέσκειν Θεῷ, καθὼς καὶ περιπατεῖτε, ἵνα περισσεύητε μᾶλλον. <text:span text:style-name="T1">2</text:span> οἴδατε γὰρ τίνας παραγγελίας ἐδώκαμεν ὑμῖν διὰ τοῦ Κυρίου Ἰησοῦ. <text:span text:style-name="T1">3</text:span> Τοῦτο <text:soft-page-break/>γάρ ἐστιν θέλημα τοῦ Θεοῦ, ὁ ἁγιασμὸς ὑμῶν, ἀπέχεσθαι ὑμᾶς ἀπὸ τῆς πορνείας, <text:span text:style-name="T1">4</text:span> εἰδέναι ἕκαστον ὑμῶν τὸ ἑαυτοῦ σκεῦος κτᾶσθαι ἐν ἁγιασμῷ καὶ τιμῇ, <text:span text:style-name="T1">5</text:span> μὴ ἐν πάθει ἐπιθυμίας καθάπερ καὶ <text:span text:style-name="T2">τὰ ἔθνη τὰ μὴ εἰδότα τὸν Θεόν</text:span>, <text:span text:style-name="T1">6</text:span> τὸ μὴ ὑπερβαίνειν καὶ πλεονεκτεῖν ἐν τῷ πράγματι τὸν ἀδελφὸν αὐτοῦ, διότι <text:span text:style-name="T2">ἔκδικος Κύριος</text:span> περὶ πάντων τούτων, καθὼς καὶ προείπαμεν ὑμῖν καὶ διεμαρτυράμεθα. <text:span text:style-name="T1">7</text:span> οὐ γὰρ ἐκάλεσεν ἡμᾶς ὁ Θεὸς ἐπὶ ἀκαθαρσίᾳ ἀλλ’ ἐν ἁγιασμῷ. <text:span text:style-name="T1">8</text:span> τοιγαροῦν ὁ ἀθετῶν οὐκ ἄνθρωπον ἀθετεῖ ἀλλὰ τὸν Θεὸν τὸν καὶ <text:span text:style-name="T2">διδόντα τὸ Πνεῦμα αὐτοῦ</text:span> τὸ ἅγιον εἰς ὑμᾶς. <text:span text:style-name="T1">9</text:span> Περὶ δὲ τῆς φιλαδελφίας οὐ χρείαν ἔχετε γράφειν ὑμῖν· αὐτοὶ γὰρ ὑμεῖς θεοδίδακτοί ἐστε εἰς τὸ ἀγαπᾶν ἀλλήλους· <text:span text:style-name="T1">10</text:span> καὶ γὰρ ποιεῖτε αὐτὸ εἰς πάντας τοὺς ἀδελφοὺς ἐν ὅλῃ τῇ Μακεδονίᾳ. Παρακαλοῦμεν δὲ ὑμᾶς, ἀδελφοί, περισσεύειν μᾶλλον, <text:span text:style-name="T1">11</text:span> καὶ φιλοτιμεῖσθαι ἡσυχάζειν καὶ πράσσειν τὰ ἴδια καὶ ἐργάζεσθαι ταῖς χερσὶν ὑμῶν, καθὼς ὑμῖν παρηγγείλαμεν, <text:span text:style-name="T1">12</text:span> ἵνα περιπατῆτε εὐσχημόνως πρὸς τοὺς ἔξω καὶ μηδενὸς χρείαν ἔχητε.</text:p>
      <text:p text:style-name="P1"><text:tab/><text:span text:style-name="T1">13</text:span> Οὐ θέλομεν δὲ ὑμᾶς ἀγνοεῖν, ἀδελφοί, περὶ τῶν κοιμωμένων, ἵνα μὴ λυπῆσθε καθὼς καὶ οἱ λοιποὶ οἱ μὴ ἔχοντες ἐλπίδα. <text:span text:style-name="T1">14</text:span> εἰ γὰρ πιστεύομεν ὅτι Ἰησοῦς ἀπέθανεν καὶ ἀνέστη, οὕτως καὶ ὁ Θεὸς τοὺς κοιμηθέντας διὰ τοῦ Ἰησοῦ ἄξει σὺν αὐτῷ. <text:span text:style-name="T1">15</text:span> Τοῦτο γὰρ ὑμῖν λέγομεν ἐν λόγῳ Κυρίου, ὅτι ἡμεῖς οἱ ζῶντες οἱ περιλειπόμενοι εἰς τὴν παρουσίαν τοῦ Κυρίου οὐ μὴ φθάσωμεν τοὺς κοιμηθέντας· <text:span text:style-name="T1">16</text:span> ὅτι αὐτὸς ὁ Κύριος ἐν κελεύσματι, ἐν φωνῇ ἀρχαγγέλου καὶ ἐν σάλπιγγι Θεοῦ, καταβήσεται ἀπ’ οὐρανοῦ, καὶ οἱ νεκροὶ ἐν Χριστῷ ἀναστήσονται πρῶτον, <text:span text:style-name="T1">17</text:span> ἔπειτα ἡμεῖς οἱ ζῶντες οἱ περιλειπόμενοι ἅμα σὺν αὐτοῖς ἁρπαγησόμεθα ἐν νεφέλαις εἰς ἀπάντησιν τοῦ Κυρίου εἰς ἀέρα· καὶ οὕτως πάντοτε σὺν Κυρίῳ ἐσόμεθα. <text:span text:style-name="T1">18</text:span> Ὥστε παρακαλεῖτε ἀλλήλους ἐν τοῖς λόγοις τούτοις.</text:p>
      <text:p text:style-name="P1"><text:soft-page-break/></text:p>
      <text:h text:style-name="P2" text:outline-level="2">5</text:h>
      <text:p text:style-name="P1"/>
      <text:p text:style-name="P1"><text:tab/><text:span text:style-name="T1">1</text:span> Περὶ δὲ τῶν χρόνων καὶ τῶν καιρῶν, ἀδελφοί, οὐ χρείαν ἔχετε ὑμῖν γράφεσθαι· <text:span text:style-name="T1">2</text:span> αὐτοὶ γὰρ ἀκριβῶς οἴδατε ὅτι ἡμέρα Κυρίου ὡς κλέπτης ἐν νυκτὶ οὕτως ἔρχεται. <text:span text:style-name="T1">3</text:span> ὅταν λέγωσιν Εἰρήνη καὶ ἀσφάλεια, τότε αἰφνίδιος αὐτοῖς ἐπίσταται ὄλεθρος ὥσπερ ἡ ὠδὶν τῇ ἐν γαστρὶ ἐχούσῃ, καὶ οὐ μὴ ἐκφύγωσιν. <text:span text:style-name="T1">4</text:span> ὑμεῖς δέ, ἀδελφοί, οὐκ ἐστὲ ἐν σκότει, ἵνα ἡ ἡμέρα ὑμᾶς ὡς κλέπτης καταλάβῃ· <text:span text:style-name="T1">5</text:span> πάντες γὰρ ὑμεῖς υἱοὶ φωτός ἐστε καὶ υἱοὶ ἡμέρας. Οὐκ ἐσμὲν νυκτὸς οὐδὲ σκότους· <text:span text:style-name="T1">6</text:span> ἄρα οὖν μὴ καθεύδωμεν ὡς οἱ λοιποί, ἀλλὰ γρηγορῶμεν καὶ νήφωμεν. <text:span text:style-name="T1">7</text:span> οἱ γὰρ καθεύδοντες νυκτὸς καθεύδουσιν, καὶ οἱ μεθυσκόμενοι νυκτὸς μεθύουσιν· <text:span text:style-name="T1">8</text:span> ἡμεῖς δὲ ἡμέρας ὄντες νήφωμεν, <text:span text:style-name="T2">ἐνδυσάμενοι θώρακα</text:span> πίστεως καὶ ἀγάπης καὶ <text:span text:style-name="T2">περικεφαλαίαν</text:span> ἐλπίδα <text:span text:style-name="T2">σωτηρίας</text:span>· <text:span text:style-name="T1">9</text:span> ὅτι οὐκ ἔθετο ἡμᾶς ὁ Θεὸς εἰς ὀργὴν ἀλλὰ εἰς περιποίησιν σωτηρίας διὰ τοῦ Κυρίου ἡμῶν Ἰησοῦ Χριστοῦ, <text:span text:style-name="T1">10</text:span> τοῦ ἀποθανόντος περὶ ἡμῶν, ἵνα εἴτε γρηγορῶμεν εἴτε καθεύδωμεν ἅμα σὺν αὐτῷ ζήσωμεν. <text:span text:style-name="T1">11</text:span> Διὸ παρακαλεῖτε ἀλλήλους καὶ οἰκοδομεῖτε εἷς τὸν ἕνα, καθὼς καὶ ποιεῖτε.</text:p>
      <text:p text:style-name="P1"><text:tab/><text:span text:style-name="T1">12</text:span> Ἐρωτῶμεν δὲ ὑμᾶς, ἀδελφοί, εἰδέναι τοὺς κοπιῶντας ἐν ὑμῖν καὶ προϊσταμένους ὑμῶν ἐν Κυρίῳ καὶ νουθετοῦντας ὑμᾶς, <text:span text:style-name="T1">13</text:span> καὶ ἡγεῖσθαι αὐτοὺς ὑπερεκπερισσῶς ἐν ἀγάπῃ διὰ τὸ ἔργον αὐτῶν. εἰρηνεύετε ἐν ἑαυτοῖς. <text:span text:style-name="T1">14</text:span> Παρακαλοῦμεν δὲ ὑμᾶς, ἀδελφοί, νουθετεῖτε τοὺς ἀτάκτους, παραμυθεῖσθε τοὺς ὀλιγοψύχους, ἀντέχεσθε τῶν ἀσθενῶν, μακροθυμεῖτε πρὸς πάντας. <text:span text:style-name="T1">15</text:span> ὁρᾶτε μή τις κακὸν ἀντὶ κακοῦ τινι ἀποδῷ, ἀλλὰ πάντοτε τὸ ἀγαθὸν διώκετε εἰς ἀλλήλους <text:soft-page-break/>καὶ εἰς πάντας. <text:span text:style-name="T1">16</text:span> Πάντοτε χαίρετε, <text:span text:style-name="T1">17</text:span> ἀδιαλείπτως προσεύχεσθε, <text:span text:style-name="T1">18</text:span> ἐν παντὶ εὐχαριστεῖτε· τοῦτο γὰρ θέλημα Θεοῦ ἐν Χριστῷ Ἰησοῦ εἰς ὑμᾶς. <text:span text:style-name="T1">19</text:span> τὸ Πνεῦμα μὴ σβέννυτε, <text:span text:style-name="T1">20</text:span> προφητείας μὴ ἐξουθενεῖτε· <text:span text:style-name="T1">21</text:span> πάντα δὲ δοκιμάζετε, τὸ καλὸν κατέχετε· <text:span text:style-name="T1">22</text:span> <text:span text:style-name="T2">ἀπὸ παντὸς</text:span><text:span text:style-name="T3"> </text:span>εἴδους <text:span text:style-name="T2">πονηροῦ ἀπέχεσθε</text:span>. <text:span text:style-name="T1">23</text:span> Αὐτὸς δὲ ὁ Θεὸς τῆς εἰρήνης ἁγιάσαι ὑμᾶς ὁλοτελεῖς, καὶ ὁλόκληρον ὑμῶν τὸ πνεῦμα καὶ ἡ ψυχὴ καὶ τὸ σῶμα ἀμέμπτως ἐν τῇ παρουσίᾳ τοῦ Κυρίου ἡμῶν Ἰησοῦ Χριστοῦ τηρηθείη. <text:span text:style-name="T1">24</text:span> πιστὸς ὁ καλῶν ὑμᾶς, ὃς καὶ ποιήσει.</text:p>
      <text:p text:style-name="P1"><text:tab/><text:span text:style-name="T1">25</text:span> Ἀδελφοί, προσεύχεσθε περὶ ἡμῶν.</text:p>
      <text:p text:style-name="P1"><text:tab/><text:span text:style-name="T1">26</text:span> Ἀσπάσασθε τοὺς ἀδελφοὺς πάντας ἐν φιλήματι ἁγίῳ. <text:span text:style-name="T1">27</text:span> Ἐνορκίζω ὑμᾶς τὸν Κύριον ἀναγνωσθῆναι τὴν ἐπιστολὴν πᾶσιν τοῖς ἀδελφοῖς.</text:p>
      <text:p text:style-name="P1"><text:tab/><text:span text:style-name="T1">28</text:span> Ἡ χάρις τοῦ Κυρίου ἡμῶν Ἰησοῦ Χριστοῦ μεθ’ ὑμῶν.</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3T14:15:55.03</meta:creation-date>
    <dc:date>2019-04-06T18:16:46.042000000</dc:date>
    <meta:editing-duration>PT3H43M49S</meta:editing-duration>
    <meta:editing-cycles>25</meta:editing-cycles>
    <meta:generator>LibreOffice/5.4.7.2$Windows_X86_64 LibreOffice_project/c838ef25c16710f8838b1faec480ebba495259d0</meta:generator>
    <meta:document-statistic meta:table-count="0" meta:image-count="0" meta:object-count="0" meta:page-count="7" meta:paragraph-count="19" meta:word-count="1570" meta:character-count="9318" meta:non-whitespace-character-count="7755"/>
  </office:meta>
</office:document-meta>
</file>